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c797" officeooo:paragraph-rsid="0008c797"/>
    </style:style>
    <style:style style:name="P2" style:family="paragraph" style:parent-style-name="Text_20_body">
      <style:text-properties officeooo:rsid="0008c797" officeooo:paragraph-rsid="0008c797"/>
    </style:style>
    <style:style style:name="P3" style:family="paragraph" style:parent-style-name="Text_20_body" style:list-style-name="L1">
      <style:text-properties officeooo:rsid="0008c797" officeooo:paragraph-rsid="0008c797"/>
    </style:style>
    <style:style style:name="P4" style:family="paragraph" style:parent-style-name="Text_20_body" style:list-style-name="L2">
      <style:text-properties officeooo:rsid="0008c797" officeooo:paragraph-rsid="0008c797"/>
    </style:style>
    <style:style style:name="P5" style:family="paragraph" style:parent-style-name="Text_20_body" style:list-style-name="L1">
      <style:paragraph-properties fo:margin-left="0.9846in" fo:margin-right="0in" fo:text-indent="-0.25in" style:auto-text-indent="false"/>
      <style:text-properties officeooo:rsid="0008c797" officeooo:paragraph-rsid="0008c797"/>
    </style:style>
    <style:style style:name="P6" style:family="paragraph" style:parent-style-name="Text_20_body" style:list-style-name="L2">
      <style:paragraph-properties fo:margin-left="0.9846in" fo:margin-right="0in" fo:text-indent="-0.25in" style:auto-text-indent="false"/>
      <style:text-properties officeooo:rsid="0008c797" officeooo:paragraph-rsid="0008c797"/>
    </style:style>
    <style:style style:name="P7" style:family="paragraph" style:parent-style-name="Text_20_body" style:list-style-name="L2">
      <style:paragraph-properties fo:margin-left="0in" fo:margin-right="0in" fo:text-indent="0in" style:auto-text-indent="false"/>
      <style:text-properties officeooo:rsid="0008c797" officeooo:paragraph-rsid="0008c797"/>
    </style:style>
    <style:style style:name="T1" style:family="text">
      <style:text-properties officeooo:rsid="0008c7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itle</text:p>
      <text:p text:style-name="Subtitle">Subtitle</text:p>
      <text:h text:style-name="Heading_20_1" text:outline-level="1">Heading 1</text:h>
      <text:h text:style-name="Heading_20_2" text:outline-level="2">Heading 2</text:h>
      <text:h text:style-name="Heading_20_3" text:outline-level="3">Heading 3</text:h>
      <text:h text:style-name="Heading_20_4" text:outline-level="4">Heading 4</text:h>
      <text:h text:style-name="Heading_20_5" text:outline-level="5">Heading 5</text:h>
      <text:h text:style-name="Heading_20_6" text:outline-level="6">Heading 6</text:h>
      <text:h text:style-name="Heading_20_7" text:outline-level="7">Heading 7</text:h>
      <text:h text:style-name="Heading_20_8" text:outline-level="8">Heading 8</text:h>
      <text:h text:style-name="Heading_20_9" text:outline-level="9">Heading 9</text:h>
      <text:h text:style-name="Heading_20_10" text:outline-level="10">Heading 10</text:h>
      <text:p text:style-name="P1">Default text body</text:p>
      <text:p text:style-name="Quotations">Quotation</text:p>
      <text:p text:style-name="First_20_line_20_indent">First line <text:span text:style-name="T1">indent</text:span></text:p>
      <text:p text:style-name="P2">Lists:</text:p>
      <text:list xml:id="list2389163256313860732" text:style-name="L1">
        <text:list-item>
          <text:p text:style-name="P3">with bullets</text:p>
        </text:list-item>
        <text:list-item>
          <text:p text:style-name="P5">indented once</text:p>
        </text:list-item>
      </text:list>
      <text:list xml:id="list427768201536803315" text:style-name="L2">
        <text:list-item>
          <text:p text:style-name="P4">with numbers</text:p>
        </text:list-item>
        <text:list-item>
          <text:p text:style-name="P6">indented once</text:p>
          <text:p text:style-name="P7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21:35:33.680267000</meta:creation-date>
    <dc:date>2016-03-06T21:41:43.566971000</dc:date>
    <meta:editing-duration>P0D</meta:editing-duration>
    <meta:editing-cycles>1</meta:editing-cycles>
    <meta:document-statistic meta:table-count="0" meta:image-count="0" meta:object-count="0" meta:page-count="1" meta:paragraph-count="20" meta:word-count="42" meta:character-count="209" meta:non-whitespace-character-count="191"/>
    <meta:generator>LibreOffice/4.2.3.3$MacOSX_x86 LibreOffice_project/882f8a0a489bc99a9e60c7905a60226254cb6ff0</meta:generator>
  </office:meta>
</office:document-meta>
</file>